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8pt" style:font-size-complex="28pt"/>
    </style:style>
    <style:style style:name="P2" style:family="paragraph" style:parent-style-name="Standard">
      <style:text-properties fo:font-size="72pt" style:font-size-asian="72pt" style:font-size-complex="72pt"/>
    </style:style>
    <style:style style:name="P3" style:family="paragraph" style:parent-style-name="Standard">
      <style:text-properties fo:color="#3399ff" fo:font-size="20pt" style:font-size-asian="20pt" style:font-size-complex="20pt"/>
    </style:style>
    <style:style style:name="P4" style:family="paragraph" style:parent-style-name="Standard">
      <style:text-properties fo:color="#006699" fo:font-size="36pt" style:font-size-asian="36pt" style:font-size-complex="36pt"/>
    </style:style>
    <style:style style:name="P5" style:family="paragraph" style:parent-style-name="Standard">
      <style:text-properties fo:font-size="36pt" style:font-size-asian="36pt" style:font-size-complex="36pt"/>
    </style:style>
    <style:style style:name="P6" style:family="paragraph" style:parent-style-name="Standard">
      <style:text-properties fo:color="#00ccff"/>
    </style:style>
    <style:style style:name="P7" style:family="paragraph" style:parent-style-name="Standard">
      <style:text-properties fo:color="#00ccff" fo:font-size="20pt" style:font-size-asian="20pt" style:font-size-complex="20pt"/>
    </style:style>
    <style:style style:name="P8" style:family="paragraph" style:parent-style-name="Standard" style:list-style-name="L1">
      <style:text-properties fo:color="#00ccff" fo:font-size="20pt" style:font-size-asian="20pt" style:font-size-complex="20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006699" fo:font-size="36pt" style:font-size-asian="36pt" style:font-size-complex="36pt"/>
    </style:style>
    <style:style style:name="T4" style:family="text">
      <style:text-properties fo:color="#3399ff" fo:font-size="20pt" style:font-size-asian="20pt" style:font-size-complex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3333ff"/>
    </style:style>
    <style:style style:name="T7" style:family="text">
      <style:text-properties fo:color="#3333ff" fo:font-size="36pt" style:font-size-asian="36pt" style:font-size-complex="36pt"/>
    </style:style>
    <style:style style:name="fr1" style:family="graphic" style:parent-style-name="Graphics">
      <style:graphic-properties fo:margin-left="0cm" fo:margin-right="0cm" fo:margin-top="2.778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2.196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span text:style-name="T1">Quad Trees</text:span></text:p>
      <text:p text:style-name="P2"/>
      <text:p text:style-name="P2">By Alan Solita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tab/><text:tab/><text:span text:style-name="T7">What Are Quad Trees?</text:span></text:p>
      <text:p text:style-name="Standard"/>
      <text:p text:style-name="P7">-Tree Data structure used to represent/partition space</text:p>
      <text:p text:style-name="P7"/>
      <text:p text:style-name="P7">-root will represent the entire space</text:p>
      <text:p text:style-name="P7"/>
      <text:p text:style-name="P7">-In general – each node will have either 4 or 0 children</text:p>
      <text:p text:style-name="P7"/>
      <text:p text:style-name="P7">-General process – split sub-areas into 4 recursively</text:p>
      <text:p text:style-name="Standard"/>
      <text:p text:style-name="Standard"><draw:frame draw:style-name="fr1" draw:name="graphics1" text:anchor-type="as-char" svg:y="-16.025cm" svg:width="15.891cm" svg:height="9.252cm" draw:z-index="0"><draw:image xlink:href="http://static.notdot.net/uploads/quadtree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P4"><text:tab/><text:tab/><text:tab/><text:span text:style-name="T6">Region Quad Tree</text:span></text:p>
      <text:p text:style-name="P4"/>
      <text:p text:style-name="P7">-root is entire space</text:p>
      <text:p text:style-name="P7">-4 children per node</text:p>
      <text:p text:style-name="P6"><text:span text:style-name="T5">-Region quad tree is a type of trie – structure is independent of the values – allows us to label nodes very easily</text:span></text:p>
      <text:p text:style-name="Standard"><text:span text:style-name="T4"/></text:p>
      <text:p text:style-name="Standard"><text:span text:style-name="T4"/></text:p>
      <text:p text:style-name="Standard"/>
      <text:p text:style-name="Standard"><text:tab/><text:tab/><text:tab/><text:tab/><text:tab/><text:span text:style-name="T7">Insertion</text:span></text:p>
      <text:p text:style-name="P7">-Start at root, and traverse through all the quadrants the point is in. When you reach a leaf node, add <text:s/>point to list of points</text:p>
      <text:p text:style-name="P7">-If you exceed some number of points, split the leaf into quadrants and redistribute the points</text:p>
      <text:list xml:id="list8888586117882510556" text:style-name="L1">
        <text:list-item>
          <text:p text:style-name="P8">* deletion is very similar</text:p>
        </text:list-item>
      </text:list>
      <text:p text:style-name="Standard"/>
      <text:p text:style-name="Standard"><text:tab/><text:tab/><text:tab/><text:span text:style-name="T7">Checking Neighbors</text:span></text:p>
      <text:p text:style-name="P7">-There will be times when you need to check the neighbors of a node</text:p>
      <text:p text:style-name="P7">-very simple – traverse up until you find a common ancestor, then traverse back down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text:tab/><text:tab/><text:span text:style-name="T7">Region Quad Application:</text:span></text:p>
      <text:p text:style-name="P5"/>
      <text:p text:style-name="P7">-Can be used to represent an image where the length and width must be powers of two</text:p>
      <text:p text:style-name="P7">-root is entire image</text:p>
      <text:p text:style-name="P7">-you keep splitting until you reach leaf nodes that only contains 0's or 1's</text:p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2" draw:name="graphics2" text:anchor-type="as-char" svg:width="16.261cm" svg:height="12.065cm" draw:z-index="1"><draw:image xlink:href="http://news.povray.org/povray.binaries.images/attachment/%3Ck2p3709vo79hm3concehbm302l7n29io6l@4ax.com%3E/quadtree_dobbs.png?ttop=365492&amp;toff=4750" xlink:type="simple" xlink:show="embed" xlink:actuate="onLoad"/></draw:frame> </text:p>
      <text:p text:style-name="Standard"/>
      <text:p text:style-name="Standard"/>
      <text:p text:style-name="Standard"><text:tab/><text:tab/><text:tab/><text:tab/><text:tab/>PR(Point Region) QuadTree</text:p>
      <text:p text:style-name="Standard"/>
      <text:p text:style-name="P7">-very similar to a binary tree</text:p>
      <text:p text:style-name="P7"/>
      <text:p text:style-name="P7">- instead of “left” and “right”, “NW”, “NE”, “SW”, “SE”</text:p>
      <text:p text:style-name="P7"/>
      <text:p text:style-name="P7">-Divide into quadrants until each quadrant holds at most 1 point</text:p>
      <text:p text:style-name="P7">-The Nodes in this structure hold some sort of point object/structure</text:p>
      <text:p text:style-name="P7"/>
      <text:p text:style-name="P7">-point – key = coordinates</text:p>
      <text:p text:style-name="P3"/>
      <text:p text:style-name="P3"><text:soft-page-break/>-value – name,etc..</text:p>
      <text:p text:style-name="Standard"/>
      <text:p text:style-name="Standard"/>
      <text:p text:style-name="Standard">Problems</text:p>
      <text:p text:style-name="Standard"/>
      <text:p text:style-name="Standard">-points close together may cause many divisions </text:p>
      <text:p text:style-name="Standard">- for 3d you take up a lot of space – 2^d pointers for each node</text:p>
      <text:p text:style-name="Standard"/>
      <text:p text:style-name="Standard"/>
      <text:p text:style-name="Standard">https://www.youtube.com/watch?v=TJzq_kjtGTc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How Does it Work?</text:p>
      <text:p text:style-name="Standard">-Root node usually represents the entire space you wants represent</text:p>
      <text:p text:style-name="Standard">-Each node can keep track of it's dimensions and area</text:p>
      <text:p text:style-name="Standard">-points on the border can be stored in the parent node</text:p>
      <text:p text:style-name="Standard"/>
      <text:p text:style-name="Standard">Different types:</text:p>
      <text:p text:style-name="Standard"/>
      <text:p text:style-name="Standard">region quad tree – you will split the area recursively into 4's.</text:p>
      <text:p text:style-name="Standard"/>
      <text:p text:style-name="Standard">When do you split – when you have more points in an area than some predetermined number</text:p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Why we represent space as trees?</text:p>
      <text:p text:style-name="Standard">-</text:p>
      <text:p text:style-name="Standard">-By representing space as a tree, we make it easy to traverse and find thing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What can we Use them for?</text:p>
      <text:p text:style-name="Standard">-Games<text:tab/><text:tab/><text:tab/><text:tab/><text:tab/></text:p>
      <text:p text:style-name="Standard"><text:tab/>-Partitioning 2d space</text:p>
      <text:p text:style-name="Standard"><text:tab/>-Collision Detection</text:p>
      <text:p text:style-name="Standard"><text:tab/>-Destructible enviornments </text:p>
      <text:p text:style-name="Standard"/>
      <text:p text:style-name="Standard"/>
      <text:p text:style-name="Standard"/>
      <text:p text:style-name="Standard"/>
      <text:p text:style-name="Standard"><text:soft-page-break/><text:a xlink:type="simple" xlink:href="https://www.cs.umd.edu/class/spring2008/cmsc420/L17-18.QuadTrees.pdf" text:style-name="Internet_20_link" text:visited-style-name="Visited_20_Internet_20_Link">https://www.cs.umd.edu/class/spring2008/cmsc420/L17-18.QuadTrees.pdf</text:a></text:p>
      <text:p text:style-name="Standard"><text:a xlink:type="simple" xlink:href="http://blog.notdot.net/2009/11/Damn-Cool-Algorithms-Spatial-indexing-with-Quadtrees-and-Hilbert-Curves" text:style-name="Internet_20_link" text:visited-style-name="Visited_20_Internet_20_Link">http://blog.notdot.net/2009/11/Damn-Cool-Algorithms-Spatial-indexing-with-Quadtrees-and-Hilbert-Curves</text:a></text:p>
      <text:p text:style-name="Standard"><text:a xlink:type="simple" xlink:href="https://en.wikipedia.org/wiki/Quadtree#The_region_quadtree" text:style-name="Internet_20_link" text:visited-style-name="Visited_20_Internet_20_Link">https://en.wikipedia.org/wiki/Quadtree#The_region_quadtree</text:a></text:p>
      <text:p text:style-name="Standard">https://wiki.cs.umd.edu/cmsc420/index.php?title=PR_Quadtree</text:p>
      <text:p text:style-name="Standard">https://www.youtube.com/watch?v=7JNsP_vgvp0</text:p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an Solitar</meta:initial-creator>
    <meta:creation-date>2016-05-01T16:02:29.49</meta:creation-date>
    <dc:date>2016-05-04T14:56:05.68</dc:date>
    <dc:creator>Alan Solitar</dc:creator>
    <meta:editing-duration>PT7H5M5S</meta:editing-duration>
    <meta:editing-cycles>80</meta:editing-cycles>
    <meta:generator>OpenOffice/4.1.1$Win32 OpenOffice.org_project/411m6$Build-9775</meta:generator>
    <meta:document-statistic meta:table-count="0" meta:image-count="2" meta:object-count="0" meta:page-count="7" meta:paragraph-count="56" meta:word-count="374" meta:character-count="2447"/>
  </office:meta>
</office:document-meta>
</file>